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6"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66ccff" draw:opacity="100%"/>
      <style:paragraph-properties fo:background-color="#66ccff"/>
    </style:style>
    <style:style style:name="P38"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loext:graphic-properties draw:fill="solid" draw:fill-color="#3399ff" draw:opacity="100%"/>
      <style:paragraph-properties fo:background-color="#3399ff"/>
      <style:text-properties fo:language="en" fo:country="US"/>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3" style:family="paragraph" style:parent-style-name="Text_20_body" style:list-style-name="L3">
      <style:text-properties fo:language="ru" fo:country="RU"/>
    </style:style>
    <style:style style:name="P44" style:family="paragraph" style:parent-style-name="Text_20_body" style:list-style-name="L3">
      <style:text-properties fo:language="ru" fo:country="RU" fo:background-color="#ffff00"/>
    </style:style>
    <style:style style:name="P45" style:family="paragraph" style:parent-style-name="Text_20_body">
      <loext:graphic-properties draw:fill="solid" draw:fill-color="#66ccff" draw:opacity="100%"/>
      <style:paragraph-properties fo:background-color="#66ccff"/>
      <style:text-properties fo:color="#6666ff" fo:language="ru" fo:country="RU" fo:font-style="normal" officeooo:paragraph-rsid="000f5a96"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style:style style:name="T54" style:family="text">
      <style:text-properties officeooo:rsid="000f5a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8">3. Норф <text:line-break/><text:span text:style-name="T6">Dire Straits - What It Is https://www.youtube.com/watch?v=BvAUQsbKnLI</text:span></text:p>
      <text:p text:style-name="P39">4. З<text:span text:style-name="T3">аклинание Последнего Шанса. <text:line-break/>Farmer — Je T“Aime Melancholie - https://www.youtube.com/watch?v=i1xudU08wQ8</text:span></text:p>
      <text:p text:style-name="P35">5. <text:span text:style-name="T14">Нерадивый ученик, <text:s/><text:line-break/>Farmer – Psychiatric https://www.youtube.com/watch?v=wMZMKXKEQcg</text:span></text:p>
      <text:p text:style-name="P39"><text:span text:style-name="T8">6. </text:span><text:span text:style-name="T18">Нерадивый ученик-2</text:span><text:span text:style-name="T8"> — <text:line-break/>Mylene Farmer – Dessine-Moi Un Mouton https://www.youtube.com/watch?v=n7BImFx2N3g</text:span></text:p>
      <text:p text:style-name="P14"><text:span text:style-name="T53">7</text:span>. Жаркий пикник<text:line-break/>Farmer — Desechantee, <text:s/>XXL, Depeche Mode «In Your Room»</text:p>
      <text:p text:style-name="P13">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7"><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1"><text:span text:style-name="T53">14</text:span>. Конец времён<text:line-break/>Roxette — How Do You Do <text:s/>https://www.youtube.com/watch?v=nx2iLOvP0rM</text:p>
      <text:p text:style-name="P20">15. День сурка <text:s/><text:line-break/><text:span text:style-name="T34">Mylene Farmer — L`Ame-Stram-Gram https://www.youtube.com/watch?v=vUVjLgLTamE</text:span></text:p>
      <text:p text:style-name="P20">16. Мэйнхэттен<text:line-break/><text:span text:style-name="T36">Roxette – Crush On You https://www.youtube.com/watch?v=r9WWJE_rFNI</text:span></text:p>
      <text:p text:style-name="P20"><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20">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20"><text:a xlink:type="simple" xlink:href="https://www.youtube.com/watch?v=8OWnr-LD2sU" text:style-name="Internet_20_link" text:visited-style-name="Visited_20_Internet_20_Link"><text:span text:style-name="T38">https://www.youtube.com/watch?v=8OWnr-LD2sU</text:span></text:a></text:p>
      <text:p text:style-name="P20"><text:a xlink:type="simple" xlink:href="https://www.youtube.com/watch?v=CmELf8DJAVY" text:style-name="Internet_20_link" text:visited-style-name="Visited_20_Internet_20_Link"><text:span text:style-name="T38">https://www.youtube.com/watch?v=CmELf8DJAVY</text:span></text:a></text:p>
      <text:p text:style-name="P29">https://www.youtube.com/watch?v=zlSFmotba2I</text:p>
      <text:p text:style-name="P20">19. Понивилль. Фейс-контроль<text:line-break/><text:span text:style-name="T39">Mothley Crue – Kickstart my heart https://www.youtube.com/watch?v=CmXWkMlKFkI</text:span></text:p>
      <text:p text:style-name="P20"><text:span text:style-name="T53">20</text:span>. Великое Откровение</text:p>
      <text:p text:style-name="P16">Theatre of Tragedy – Samantha <text:s/>https://www.youtube.com/watch?v=jI6Uu7U1kwA</text:p>
      <text:p text:style-name="P20">Martin Mittone — Lonely Girl</text:p>
      <text:p text:style-name="P20">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16">Theatre of Tragedy – A Hamlet</text:p>
      <text:p text:style-name="P16">Theatre of Tragedy – Decades</text:p>
      <text:p text:style-name="P16">Therion – Crazy Nights</text:p>
      <text:p text:style-name="P16">Therion – O Fortuna</text:p>
      <text:p text:style-name="P16">Therion – Morning Star (Draconian Trilogy 2)</text:p>
      <text:p text:style-name="P20">21. Мир-дружба-жвачка</text:p>
      <text:p text:style-name="P20">Queen — Ride The Wild Wind https://www.youtube.com/watch?v=h61Bge7EbBo</text:p>
      <text:p text:style-name="P20">Roxette — Harleys &amp; Indians https://www.youtube.com/watch?v=ZoIMicVTrPo</text:p>
      <text:p text:style-name="P31">Seal-Killer https://www.youtube.com/watch?v=ERFY5iPt5ws</text:p>
      <text:p text:style-name="P20">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Queen – You Do No Fool Me</text:span></text:p>
      <text:p text:style-name="P38">23. Летающий замок<text:line-break/><text:span text:style-name="T27">Solarsoul &amp; Lukas Termena — Memories From The Sky https://www.youtube.com/watch?v=37vpvimqjLM</text:span></text:p>
      <text:p text:style-name="P38"><text:span text:style-name="T53">24</text:span>. Навсегда. И всегда. <text:span text:style-name="T1">-<text:line-break/>Erasure – Always https://www.youtube.com/watch?v=lWqJTKdznaM</text:span></text:p>
      <text:p text:style-name="P37"><text:span text:style-name="T50">25</text:span><text:span text:style-name="T49">. Осколки.<text:line-break/></text:span><text:bookmark text:name="eow-title3"/><text:soft-page-break/><text:span text:style-name="T39">Electric Light Orchestra - Sorrow About To Fall https://www.youtube.com/watch?v=53NipAprNQ4</text:span><text:span text:style-name="T41"> </text:span></text:p>
      <text:p text:style-name="P30">https://www.youtube.com/watch?v=71SbKaGb0qM</text:p>
      <text:p text:style-name="P3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2"><text:tab/><text:tab/>Понедельник - <text:span text:style-name="T27">Michael Jackson — Get out of my mind <text:line-break/>https://www.youtube.com/watch?v=SOuFzsuNlCw</text:span></text:p>
      <text:p text:style-name="P20">27. Терра.<text:line-break/><text:tab/><text:tab/>Вторник- Michael Jackson — Leave Me Alone<text:line-break/>https://www.youtube.com/watch?v=crbFmpezO4A</text:p>
      <text:p text:style-name="P20"><text:tab/><text:tab/>Среда - Michael Jackson — <text:s/>This Time Around<text:line-break/>https://www.youtube.com/watch?v=ZchFrLogMqA</text:p>
      <text:p text:style-name="P20">28. Терра</text:p>
      <text:p text:style-name="P45"><text:tab/><text:tab/>Четверг- Mike Oldfield – Tubular Bells II – Altered State <text:span text:style-name="T54">https://www.youtube.com/watch?v=amUPaYJr5x8</text:span></text:p>
      <text:p text:style-name="P20">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20">https://www.youtube.com/watch?v=GMuuLEF0a84&amp;t=160s</text:p>
      <text:p text:style-name="P37"><text:span text:style-name="T32">31</text:span><text:span text:style-name="T31">. Эпилог. Земля.<text:line-break/></text:span><text:bookmark text:name="eow-title6"/><text:span text:style-name="T36">Daft Punk - Get Lucky https://www.youtube.com/watch?v=h5EofwRzit0</text:span></text:p>
      <text:p text:style-name="P19"/>
      <text:p text:style-name="P19">(в Эпилоге - эскиз первого рисунка – Сел ложит рог Анону на плечо — на фоне чёрного экрана)</text:p>
      <text:p text:style-name="P19">Подходящая для глав музыка:</text:p>
      <text:p text:style-name="P34">Bee Gees – You Should Be dancing</text:p>
      <text:p text:style-name="P19"><text:span text:style-name="T12">INXS – Suicide blonde,</text:span><text:span text:style-name="T23"> Mediate, Need You Tonight</text:span></text:p>
      <text:p text:style-name="P19"><text:span text:style-name="T45">Mike Oldfield — The Top Of The Morning, </text:span><text:span text:style-name="T13">Tres Lunas ”To Be Free” (Radio Edit), </text:span><text:span text:style-name="T38">Nighshade, Outcast, Secrets, Weightless, Voyager</text:span></text:p>
      <text:p text:style-name="P19">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8">ZZ Top – Gimme all your lovin</text:p>
      <text:p text:style-name="P32">David Bowie - Lets Dance</text:p>
      <text:p text:style-name="P33"><text:bookmark text:name="eow-title"/>Haddaway - What is love </text:p>
      <text:p text:style-name="P10"><text:span text:style-name="T35">Metallica-Enter Sandman</text:span><text:span text:style-name="T5"><text:line-break/></text:span>Mylene Farmer — Desechantee, <text:span text:style-name="T33">XXL</text:span></text:p>
      <text:p text:style-name="P24">Michael Jackson –Do not Stop Till You Get Enough, Get On The Floor, Burn This Disco Out, Beat It, Billie Jean, <text:span text:style-name="T34">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9">Roxette - <text:span text:style-name="T36">The Look</text:span>, Riders In The Sky</text:p>
      <text:p text:style-name="P19"><text:soft-page-break/>Synthis — Empty Skies</text:p>
      <text:p text:style-name="P19">Blusoul — Eat Dust</text:p>
      <text:p text:style-name="P25">d.notive — Talking Flight</text:p>
      <text:p text:style-name="P19">Cure — Apart, Love Song, Lullaby, The Big Hand, Wrong Number</text:p>
      <text:p text:style-name="P19">Martin Mitton — Lonely Girl</text:p>
      <text:p text:style-name="P19">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6">Seal — Kiss From A Rose</text:p>
      <text:p text:style-name="P15">Blue Ouster Cult – Do Not Fear The Reaper</text:p>
      <text:p text:style-name="P15">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4948985488161687437" text:style-name="L1">
        <text:list-item>
          <text:p text:style-name="P40">Книги:</text:p>
        </text:list-item>
      </text:list>
      <text:list xml:id="list8239132578884820260"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1"><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2">«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106226846821053063" text:style-name="L3">
        <text:list-item>
          <text:p text:style-name="P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4">Селестия — переменчивая пони. В одно время не строгая, а в другое может быть такой, что страшно становится</text:p>
        </text:list-item>
        <text:list-item>
          <text:p text:style-name="P43">У Селестии были такие элементы гармонии: Магия, Доброта, Смех. У Луны — Верность, Честность, Щедрость. (ксенофазия)</text:p>
        </text:list-item>
        <text:list-item>
          <text:p text:style-name="P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3">Около 820-ти лет назад будущий маг Лайтнинг Стар поступил на обучение к наставнику Тииспоту</text:p>
        </text:list-item>
        <text:list-item>
          <text:p text:style-name="P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3">У Селестии грива и хвост развеваются и переливаются от магического шампуня</text:p>
        </text:list-item>
        <text:list-item>
          <text:p text:style-name="P43"><text:soft-page-break/>Тело Селестии очень крепкое — может выдержать несколько тонн земли</text:p>
        </text:list-item>
        <text:list-item>
          <text:p text:style-name="P43">Дискорд намного старше принцесс, его магия сильнее ихней на голову</text:p>
        </text:list-item>
        <text:list-item>
          <text:p text:style-name="P43">Луна младше Селестии на 3 года. Сёстрам около 5000 лет. <text:span text:style-name="T2">По другим данным, Селестии около 2500 лет (Обмен).</text:span></text:p>
        </text:list-item>
        <text:list-item>
          <text:p text:style-name="P43">Принцессы начали войну с Дискордом в возрасте, когда им было около 700 лет — и продолжалась война почти сто лет</text:p>
        </text:list-item>
        <text:list-item>
          <text:p text:style-name="P43">Самый главный враг сестёр и Дискорда — скука</text:p>
        </text:list-item>
        <text:list-item>
          <text:p text:style-name="P43">В Эквестрии на одного жеребца приходится четыре - пять кобыл</text:p>
        </text:list-item>
        <text:list-item>
          <text:p text:style-name="P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3">Селестия в первые полторы тысячи лет путешествовала — и заварила несколько войн (две — с Эквестрией, в одной была против Луны)</text:p>
        </text:list-item>
        <text:list-item>
          <text:p text:style-name="P43">Настоящий цвет гривы Селестии — клубнично-розовая. Радужный цвет гривы и хвоста поддерживается магией</text:p>
        </text:list-item>
        <text:list-item>
          <text:p text:style-name="P43">Кроме Дискорда, старше сестёр ещё старейшина драконов</text:p>
        </text:list-item>
        <text:list-item>
          <text:p text:style-name="P43">Кэйденс не прожила и 60-ти лет и является низкорожденной</text:p>
        </text:list-item>
        <text:list-item>
          <text:p text:style-name="P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3">Народ тихо фигел от нововведений и с ещё большим ожесточением продолжал делать по-своему</text:p>
        </text:list-item>
        <text:list-item>
          <text:p text:style-name="P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3">Когда пони женятся, они обмениваются ножными браслетами</text:p>
        </text:list-item>
        <text:list-item>
          <text:p text:style-name="P43">Светилами, кроме сестёр, могут управлять единороги (группы), Дискорд, Твайлайт и Старсвирл</text:p>
        </text:list-item>
        <text:list-item>
          <text:p text:style-name="P43">Королева Кризалис — правительница Зелёной Долины</text:p>
        </text:list-item>
        <text:list-item>
          <text:p text:style-name="P43">Мать Луны и Селестии — аликорн Лорен. Мать Дискорда — Алиса (пони-человек)</text:p>
        </text:list-item>
        <text:list-item>
          <text:p text:style-name="P43">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3-07T14:27:44.875430230</dc:date>
    <meta:editing-duration>P16DT15H59M35S</meta:editing-duration>
    <meta:editing-cycles>642</meta:editing-cycles>
    <meta:generator>LibreOffice/5.1.6.2$Linux_X86_64 LibreOffice_project/10m0$Build-2</meta:generator>
    <meta:document-statistic meta:table-count="0" meta:image-count="0" meta:object-count="0" meta:page-count="6" meta:paragraph-count="153" meta:word-count="1617" meta:character-count="12239" meta:non-whitespace-character-count="10681"/>
  </office:meta>
</office:document-meta>
</file>